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Default_7e_LT_7e_Gliederung_20_1">
      <style:text-properties style:font-name="Courier New" fo:font-size="14pt" fo:font-weight="bold" style:font-size-asian="14pt" style:font-weight-asian="bold" style:font-size-complex="14pt" style:font-weight-complex="bold"/>
    </style:style>
    <style:style style:name="P2" style:family="paragraph" style:parent-style-name="Default_7e_LT_7e_Gliederung_20_1">
      <style:text-properties style:font-name="Courier New" fo:font-size="14pt" style:font-size-asian="14pt" style:font-size-complex="14pt"/>
    </style:style>
    <style:style style:name="P3" style:family="paragraph" style:parent-style-name="Default_7e_LT_7e_Gliederung_20_1">
      <style:text-properties style:font-name="Courier New" fo:font-size="14pt" officeooo:paragraph-rsid="012dc9b4" style:font-size-asian="14pt" style:font-size-complex="14pt"/>
    </style:style>
    <style:style style:name="P4" style:family="paragraph" style:parent-style-name="Default_7e_LT_7e_Gliederung_20_1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5" style:family="paragraph" style:parent-style-name="Default_7e_LT_7e_Gliederung_20_1">
      <style:text-properties style:font-name="Courier New" fo:font-size="14pt" fo:font-weight="normal" officeooo:rsid="0078cf27" officeooo:paragraph-rsid="0078cf27" style:font-size-asian="14pt" style:font-weight-asian="normal" style:font-size-complex="14pt" style:font-weight-complex="normal"/>
    </style:style>
    <style:style style:name="P6" style:family="paragraph" style:parent-style-name="Default_7e_LT_7e_Gliederung_20_1">
      <style:text-properties style:font-name="Courier New" fo:font-size="14pt" fo:font-weight="normal" officeooo:rsid="001ea642" officeooo:paragraph-rsid="001b97c4" style:font-size-asian="14pt" style:font-weight-asian="normal" style:font-size-complex="14pt" style:font-weight-complex="normal"/>
    </style:style>
    <style:style style:name="P7" style:family="paragraph" style:parent-style-name="Default_7e_LT_7e_Gliederung_20_1">
      <style:text-properties style:font-name="Courier New" fo:font-size="14pt" fo:font-weight="normal" officeooo:paragraph-rsid="012dc9b4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style:font-name="Courier New" fo:font-size="14pt" fo:font-weight="bold" officeooo:rsid="00b89d5a" officeooo:paragraph-rsid="00b89d5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urier New" fo:font-size="14pt" fo:font-weight="bold" officeooo:rsid="001703b2" officeooo:paragraph-rsid="001703b2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urier New" fo:font-size="14pt" fo:font-weight="bold" officeooo:rsid="001b97c4" officeooo:paragraph-rsid="001b97c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ourier New" fo:font-size="14pt" fo:font-weight="bold" officeooo:rsid="003c290c" officeooo:paragraph-rsid="003c290c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urier New" fo:font-size="14pt" fo:font-weight="bold" officeooo:rsid="00647429" officeooo:paragraph-rsid="0061fbfe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urier New" fo:font-size="14pt" fo:font-weight="bold" officeooo:rsid="00647429" officeooo:paragraph-rsid="0064742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ourier New" fo:font-size="14pt" fo:font-weight="bold" officeooo:rsid="0037e469" officeooo:paragraph-rsid="003839e2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ourier New" fo:font-size="14pt" fo:font-weight="bold" officeooo:rsid="0037e469" officeooo:paragraph-rsid="003e188a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ourier New" fo:font-size="14pt" fo:font-weight="bold" officeooo:rsid="0037e469" officeooo:paragraph-rsid="006ef921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ourier New" fo:font-size="14pt" fo:font-weight="bold" officeooo:rsid="00699262" officeooo:paragraph-rsid="00699262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ourier New" fo:font-size="14pt" fo:font-weight="bold" officeooo:rsid="00b24d41" officeooo:paragraph-rsid="00b342e6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ourier New" fo:font-size="14pt" fo:font-weight="bold" officeooo:rsid="00bcd503" officeooo:paragraph-rsid="00bd740e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ourier New" fo:font-size="14pt" fo:font-weight="bold" officeooo:rsid="00c43221" officeooo:paragraph-rsid="00c43221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Courier New" fo:font-size="14pt" fo:font-weight="bold" officeooo:rsid="00770f9a" officeooo:paragraph-rsid="00770f9a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Courier New" fo:font-size="14pt" fo:font-weight="bold" officeooo:rsid="00e49b54" officeooo:paragraph-rsid="00e49b54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Courier New" fo:font-size="14pt" fo:font-weight="bold" officeooo:rsid="0078cf27" officeooo:paragraph-rsid="00e867f8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Courier New" fo:font-size="14pt" fo:font-weight="bold" officeooo:rsid="0078cf27" officeooo:paragraph-rsid="0078cf27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Courier New" fo:font-size="14pt" fo:font-weight="bold" officeooo:rsid="00fd5781" officeooo:paragraph-rsid="00fd5781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Courier New" fo:font-size="14pt" fo:font-weight="bold" officeooo:rsid="010fe116" officeooo:paragraph-rsid="010fe116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Courier New" fo:font-size="14pt" fo:font-weight="bold" officeooo:rsid="010fe116" officeooo:paragraph-rsid="0117cc9e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Courier New" fo:font-size="14pt" fo:font-weight="bold" officeooo:rsid="011125de" officeooo:paragraph-rsid="011125de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Courier New" fo:font-size="14pt" fo:font-weight="bold" officeooo:rsid="0117cc9e" officeooo:paragraph-rsid="0114e88d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Courier New" fo:font-size="14pt" fo:font-weight="bold" officeooo:rsid="0117cc9e" officeooo:paragraph-rsid="011ac65e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Courier New" fo:font-size="14pt" fo:font-weight="bold" officeooo:rsid="011c2dab" officeooo:paragraph-rsid="011c2dab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Courier New" fo:font-size="14pt" fo:font-weight="bold" officeooo:rsid="01240494" officeooo:paragraph-rsid="01240494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Courier New" fo:font-size="14pt" fo:font-weight="bold" officeooo:rsid="001ea642" officeooo:paragraph-rsid="001ea642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Courier New" fo:font-size="14pt" fo:font-weight="bold" officeooo:rsid="0047dfc0" officeooo:paragraph-rsid="0047dfc0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Courier New" fo:font-size="14pt" fo:font-weight="bold" officeooo:rsid="004a131c" officeooo:paragraph-rsid="005d5d1e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Courier New" fo:font-size="14pt" fo:font-weight="normal" officeooo:rsid="00179df0" officeooo:paragraph-rsid="00179df0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Courier New" fo:font-size="14pt" fo:font-weight="normal" officeooo:rsid="00179df0" officeooo:paragraph-rsid="001b97c4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Courier New" fo:font-size="14pt" fo:font-weight="normal" officeooo:rsid="00179df0" officeooo:paragraph-rsid="003839e2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Courier New" fo:font-size="14pt" fo:font-weight="normal" officeooo:rsid="00179df0" officeooo:paragraph-rsid="003e188a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Courier New" fo:font-size="14pt" fo:font-weight="normal" officeooo:rsid="00179df0" officeooo:paragraph-rsid="006ef921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Courier New" fo:font-size="14pt" fo:font-weight="normal" officeooo:rsid="0093f9a7" officeooo:paragraph-rsid="0093f9a7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Courier New" fo:font-size="14pt" fo:font-weight="normal" officeooo:rsid="001b97c4" officeooo:paragraph-rsid="001b97c4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Courier New" fo:font-size="14pt" fo:font-weight="normal" officeooo:rsid="001b97c4" officeooo:paragraph-rsid="001ea642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Courier New" fo:font-size="14pt" fo:font-weight="normal" officeooo:rsid="00391d9f" officeooo:paragraph-rsid="00391d9f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Courier New" fo:font-size="14pt" fo:font-weight="normal" officeooo:rsid="003d52f1" officeooo:paragraph-rsid="003d52f1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Courier New" fo:font-size="14pt" fo:font-weight="normal" officeooo:rsid="0061fbfe" officeooo:paragraph-rsid="0061fbfe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Courier New" fo:font-size="14pt" fo:font-weight="normal" officeooo:rsid="00647429" officeooo:paragraph-rsid="00647429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Courier New" fo:font-size="14pt" fo:font-weight="normal" officeooo:rsid="00699189" officeooo:paragraph-rsid="00699189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Courier New" fo:font-size="14pt" fo:font-weight="normal" officeooo:rsid="00699262" officeooo:paragraph-rsid="00699262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Courier New" fo:font-size="14pt" fo:font-weight="normal" officeooo:rsid="006afbb7" officeooo:paragraph-rsid="006afbb7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Courier New" fo:font-size="14pt" fo:font-weight="normal" officeooo:rsid="00ad435b" officeooo:paragraph-rsid="00ad435b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Courier New" fo:font-size="14pt" fo:font-weight="normal" officeooo:rsid="00b24d41" officeooo:paragraph-rsid="00ad435b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font-name="Courier New" fo:font-size="14pt" fo:font-weight="normal" officeooo:rsid="00b24d41" officeooo:paragraph-rsid="00b24d41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Courier New" fo:font-size="14pt" fo:font-weight="normal" officeooo:rsid="00b3cdd0" officeooo:paragraph-rsid="00b3cdd0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Courier New" fo:font-size="14pt" fo:font-weight="normal" officeooo:rsid="00b57f13" officeooo:paragraph-rsid="00b57f13" style:font-size-asian="14pt" style:font-weight-asian="normal" style:font-size-complex="14pt" style:font-weight-complex="normal"/>
    </style:style>
    <style:style style:name="P57" style:family="paragraph" style:parent-style-name="Standard">
      <style:text-properties style:font-name="Courier New" fo:font-size="14pt" fo:font-weight="normal" officeooo:rsid="00b57f13" officeooo:paragraph-rsid="00b73e61" style:font-size-asian="14pt" style:font-weight-asian="normal" style:font-size-complex="14pt" style:font-weight-complex="normal"/>
    </style:style>
    <style:style style:name="P58" style:family="paragraph" style:parent-style-name="Standard">
      <style:text-properties style:font-name="Courier New" fo:font-size="14pt" fo:font-weight="normal" officeooo:rsid="00b8c6c0" officeooo:paragraph-rsid="00b8c6c0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font-name="Courier New" fo:font-size="14pt" fo:font-weight="normal" officeooo:rsid="00bcd503" officeooo:paragraph-rsid="00bcd503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Courier New" fo:font-size="14pt" fo:font-weight="normal" officeooo:rsid="00bd740e" officeooo:paragraph-rsid="00bd740e" style:font-size-asian="14pt" style:font-weight-asian="normal" style:font-size-complex="14pt" style:font-weight-complex="normal"/>
    </style:style>
    <style:style style:name="P61" style:family="paragraph" style:parent-style-name="Standard">
      <style:text-properties style:font-name="Courier New" fo:font-size="14pt" fo:font-weight="normal" officeooo:rsid="00c43221" officeooo:paragraph-rsid="00c43221" style:font-size-asian="14pt" style:font-weight-asian="normal" style:font-size-complex="14pt" style:font-weight-complex="normal"/>
    </style:style>
    <style:style style:name="P62" style:family="paragraph" style:parent-style-name="Standard">
      <style:text-properties style:font-name="Courier New" fo:font-size="14pt" fo:font-weight="normal" officeooo:rsid="0071ccd6" officeooo:paragraph-rsid="0071ccd6" style:font-size-asian="14pt" style:font-weight-asian="normal" style:font-size-complex="14pt" style:font-weight-complex="normal"/>
    </style:style>
    <style:style style:name="P63" style:family="paragraph" style:parent-style-name="Standard">
      <style:text-properties style:font-name="Courier New" fo:font-size="14pt" fo:font-weight="normal" officeooo:rsid="007334d3" officeooo:paragraph-rsid="00cde909" style:font-size-asian="14pt" style:font-weight-asian="normal" style:font-size-complex="14pt" style:font-weight-complex="normal"/>
    </style:style>
    <style:style style:name="P64" style:family="paragraph" style:parent-style-name="Standard">
      <style:text-properties style:font-name="Courier New" fo:font-size="14pt" fo:font-weight="normal" officeooo:rsid="007334d3" officeooo:paragraph-rsid="007334d3" style:font-size-asian="14pt" style:font-weight-asian="normal" style:font-size-complex="14pt" style:font-weight-complex="normal"/>
    </style:style>
    <style:style style:name="P65" style:family="paragraph" style:parent-style-name="Standard">
      <style:text-properties style:font-name="Courier New" fo:font-size="14pt" fo:font-weight="normal" officeooo:rsid="00d2560a" officeooo:paragraph-rsid="00d2560a" style:font-size-asian="14pt" style:font-weight-asian="normal" style:font-size-complex="14pt" style:font-weight-complex="normal"/>
    </style:style>
    <style:style style:name="P66" style:family="paragraph" style:parent-style-name="Standard">
      <style:text-properties style:font-name="Courier New" fo:font-size="14pt" fo:font-weight="normal" officeooo:rsid="00d66bf5" officeooo:paragraph-rsid="00d66bf5" style:font-size-asian="14pt" style:font-weight-asian="normal" style:font-size-complex="14pt" style:font-weight-complex="normal"/>
    </style:style>
    <style:style style:name="P67" style:family="paragraph" style:parent-style-name="Standard">
      <style:text-properties style:font-name="Courier New" fo:font-size="14pt" fo:font-weight="normal" officeooo:rsid="00d53dcc" officeooo:paragraph-rsid="00d53dcc" style:font-size-asian="14pt" style:font-weight-asian="normal" style:font-size-complex="14pt" style:font-weight-complex="normal"/>
    </style:style>
    <style:style style:name="P68" style:family="paragraph" style:parent-style-name="Standard">
      <style:text-properties style:font-name="Courier New" fo:font-size="14pt" fo:font-weight="normal" officeooo:rsid="0074dcc1" officeooo:paragraph-rsid="0074dcc1" style:font-size-asian="14pt" style:font-weight-asian="normal" style:font-size-complex="14pt" style:font-weight-complex="normal"/>
    </style:style>
    <style:style style:name="P69" style:family="paragraph" style:parent-style-name="Standard">
      <style:text-properties style:font-name="Courier New" fo:font-size="14pt" fo:font-weight="normal" officeooo:rsid="00d97bcb" officeooo:paragraph-rsid="00d97bcb" style:font-size-asian="14pt" style:font-weight-asian="normal" style:font-size-complex="14pt" style:font-weight-complex="normal"/>
    </style:style>
    <style:style style:name="P70" style:family="paragraph" style:parent-style-name="Standard">
      <style:text-properties style:font-name="Courier New" fo:font-size="14pt" fo:font-weight="normal" officeooo:rsid="00770f9a" officeooo:paragraph-rsid="00770f9a" style:font-size-asian="14pt" style:font-weight-asian="normal" style:font-size-complex="14pt" style:font-weight-complex="normal"/>
    </style:style>
    <style:style style:name="P71" style:family="paragraph" style:parent-style-name="Standard">
      <style:text-properties style:font-name="Courier New" fo:font-size="14pt" fo:font-weight="normal" officeooo:rsid="00e63362" officeooo:paragraph-rsid="00e63362" style:font-size-asian="14pt" style:font-weight-asian="normal" style:font-size-complex="14pt" style:font-weight-complex="normal"/>
    </style:style>
    <style:style style:name="P72" style:family="paragraph" style:parent-style-name="Standard">
      <style:text-properties style:font-name="Courier New" fo:font-size="14pt" fo:font-weight="normal" officeooo:rsid="00e867f8" officeooo:paragraph-rsid="00e867f8" style:font-size-asian="14pt" style:font-weight-asian="normal" style:font-size-complex="14pt" style:font-weight-complex="normal"/>
    </style:style>
    <style:style style:name="P73" style:family="paragraph" style:parent-style-name="Standard">
      <style:text-properties style:font-name="Courier New" fo:font-size="14pt" fo:font-weight="normal" officeooo:rsid="00fea03e" officeooo:paragraph-rsid="00fea03e" style:font-size-asian="14pt" style:font-weight-asian="normal" style:font-size-complex="14pt" style:font-weight-complex="normal"/>
    </style:style>
    <style:style style:name="P74" style:family="paragraph" style:parent-style-name="Standard">
      <style:text-properties style:font-name="Courier New" fo:font-size="14pt" fo:font-weight="normal" officeooo:rsid="00fea03e" officeooo:paragraph-rsid="011cf400" style:font-size-asian="14pt" style:font-weight-asian="normal" style:font-size-complex="14pt" style:font-weight-complex="normal"/>
    </style:style>
    <style:style style:name="P75" style:family="paragraph" style:parent-style-name="Standard">
      <style:text-properties style:font-name="Courier New" fo:font-size="14pt" fo:font-weight="normal" officeooo:rsid="01016c09" officeooo:paragraph-rsid="01016c09" style:font-size-asian="14pt" style:font-weight-asian="normal" style:font-size-complex="14pt" style:font-weight-complex="normal"/>
    </style:style>
    <style:style style:name="P76" style:family="paragraph" style:parent-style-name="Standard">
      <style:text-properties style:font-name="Courier New" fo:font-size="14pt" fo:font-weight="normal" officeooo:rsid="01016c09" officeooo:paragraph-rsid="011fb4c8" style:font-size-asian="14pt" style:font-weight-asian="normal" style:font-size-complex="14pt" style:font-weight-complex="normal"/>
    </style:style>
    <style:style style:name="P77" style:family="paragraph" style:parent-style-name="Standard">
      <style:text-properties style:font-name="Courier New" fo:font-size="14pt" fo:font-weight="normal" officeooo:rsid="010332ba" officeooo:paragraph-rsid="010332ba" style:font-size-asian="14pt" style:font-weight-asian="normal" style:font-size-complex="14pt" style:font-weight-complex="normal"/>
    </style:style>
    <style:style style:name="P78" style:family="paragraph" style:parent-style-name="Standard">
      <style:text-properties style:font-name="Courier New" fo:font-size="14pt" fo:font-weight="normal" officeooo:rsid="0078cf27" officeooo:paragraph-rsid="0078cf27" style:font-size-asian="14pt" style:font-weight-asian="normal" style:font-size-complex="14pt" style:font-weight-complex="normal"/>
    </style:style>
    <style:style style:name="P79" style:family="paragraph" style:parent-style-name="Standard">
      <style:text-properties style:font-name="Courier New" fo:font-size="14pt" fo:font-weight="normal" officeooo:rsid="010bccc4" officeooo:paragraph-rsid="010bccc4" style:font-size-asian="14pt" style:font-weight-asian="normal" style:font-size-complex="14pt" style:font-weight-complex="normal"/>
    </style:style>
    <style:style style:name="P80" style:family="paragraph" style:parent-style-name="Standard">
      <style:text-properties style:font-name="Courier New" fo:font-size="14pt" fo:font-weight="normal" officeooo:rsid="01140622" officeooo:paragraph-rsid="01140622" style:font-size-asian="14pt" style:font-weight-asian="normal" style:font-size-complex="14pt" style:font-weight-complex="normal"/>
    </style:style>
    <style:style style:name="P81" style:family="paragraph" style:parent-style-name="Standard">
      <style:text-properties style:font-name="Courier New" fo:font-size="14pt" fo:font-weight="normal" officeooo:rsid="0114e88d" officeooo:paragraph-rsid="0114e88d" style:font-size-asian="14pt" style:font-weight-asian="normal" style:font-size-complex="14pt" style:font-weight-complex="normal"/>
    </style:style>
    <style:style style:name="P82" style:family="paragraph" style:parent-style-name="Standard">
      <style:text-properties style:font-name="Courier New" fo:font-size="14pt" fo:font-weight="normal" officeooo:rsid="0117cc9e" officeooo:paragraph-rsid="0117cc9e" style:font-size-asian="14pt" style:font-weight-asian="normal" style:font-size-complex="14pt" style:font-weight-complex="normal"/>
    </style:style>
    <style:style style:name="P83" style:family="paragraph" style:parent-style-name="Standard">
      <style:text-properties style:font-name="Courier New" fo:font-size="14pt" fo:font-weight="normal" officeooo:rsid="0120ced3" officeooo:paragraph-rsid="0120ced3" style:font-size-asian="14pt" style:font-weight-asian="normal" style:font-size-complex="14pt" style:font-weight-complex="normal"/>
    </style:style>
    <style:style style:name="P84" style:family="paragraph" style:parent-style-name="Standard">
      <style:text-properties style:font-name="Courier New" fo:font-size="14pt" fo:font-weight="normal" officeooo:rsid="0122a0c7" officeooo:paragraph-rsid="0122a0c7" style:font-size-asian="14pt" style:font-weight-asian="normal" style:font-size-complex="14pt" style:font-weight-complex="normal"/>
    </style:style>
    <style:style style:name="P85" style:family="paragraph" style:parent-style-name="Standard">
      <style:text-properties style:font-name="Courier New" fo:font-size="14pt" fo:font-weight="normal" officeooo:rsid="0124d0a6" officeooo:paragraph-rsid="0124d0a6" style:font-size-asian="14pt" style:font-weight-asian="normal" style:font-size-complex="14pt" style:font-weight-complex="normal"/>
    </style:style>
    <style:style style:name="P86" style:family="paragraph" style:parent-style-name="Standard">
      <style:text-properties style:font-name="Courier New" fo:font-size="14pt" fo:font-weight="normal" officeooo:rsid="0125ebc6" officeooo:paragraph-rsid="0125ebc6" style:font-size-asian="14pt" style:font-weight-asian="normal" style:font-size-complex="14pt" style:font-weight-complex="normal"/>
    </style:style>
    <style:style style:name="P87" style:family="paragraph" style:parent-style-name="Standard">
      <style:text-properties style:font-name="Courier New" fo:font-size="14pt" fo:font-weight="normal" officeooo:rsid="001ea642" officeooo:paragraph-rsid="001ea642" style:font-size-asian="14pt" style:font-weight-asian="normal" style:font-size-complex="14pt" style:font-weight-complex="normal"/>
    </style:style>
    <style:style style:name="P88" style:family="paragraph" style:parent-style-name="Standard">
      <style:text-properties style:font-name="Courier New" fo:font-size="14pt" fo:font-weight="normal" officeooo:rsid="001ea642" officeooo:paragraph-rsid="001b97c4" style:font-size-asian="14pt" style:font-weight-asian="normal" style:font-size-complex="14pt" style:font-weight-complex="normal"/>
    </style:style>
    <style:style style:name="P89" style:family="paragraph" style:parent-style-name="Standard">
      <style:text-properties style:font-name="Courier New" fo:font-size="14pt" fo:font-weight="normal" officeooo:rsid="003445dc" officeooo:paragraph-rsid="003445dc" style:font-size-asian="14pt" style:font-weight-asian="normal" style:font-size-complex="14pt" style:font-weight-complex="normal"/>
    </style:style>
    <style:style style:name="P90" style:family="paragraph" style:parent-style-name="Standard">
      <style:text-properties style:font-name="Courier New" fo:font-size="14pt" fo:font-weight="normal" officeooo:rsid="005d5d1e" officeooo:paragraph-rsid="005d5d1e" style:font-size-asian="14pt" style:font-weight-asian="normal" style:font-size-complex="14pt" style:font-weight-complex="normal"/>
    </style:style>
    <style:style style:name="P91" style:family="paragraph" style:parent-style-name="Standard">
      <style:text-properties style:font-name="Courier New" fo:font-size="14pt" fo:font-weight="normal" officeooo:rsid="004c647a" officeooo:paragraph-rsid="005bfa07" style:font-size-asian="14pt" style:font-weight-asian="normal" style:font-size-complex="14pt" style:font-weight-complex="normal"/>
    </style:style>
    <style:style style:name="P92" style:family="paragraph" style:parent-style-name="Standard">
      <style:text-properties style:font-name="Courier New" fo:font-size="14pt" fo:font-weight="normal" officeooo:rsid="005bfa07" officeooo:paragraph-rsid="005bfa07" style:font-size-asian="14pt" style:font-weight-asian="normal" style:font-size-complex="14pt" style:font-weight-complex="normal"/>
    </style:style>
    <style:style style:name="P93" style:family="paragraph" style:parent-style-name="Standard">
      <style:text-properties style:font-name="Courier New" fo:font-size="14pt" fo:font-weight="normal" officeooo:rsid="004e7dc5" officeooo:paragraph-rsid="004e7dc5" style:font-size-asian="14pt" style:font-weight-asian="normal" style:font-size-complex="14pt" style:font-weight-complex="normal"/>
    </style:style>
    <style:style style:name="P94" style:family="paragraph" style:parent-style-name="Standard">
      <style:text-properties style:font-name="Courier New" fo:font-size="14pt" fo:font-weight="normal" officeooo:rsid="005344a5" officeooo:paragraph-rsid="005344a5" style:font-size-asian="14pt" style:font-weight-asian="normal" style:font-size-complex="14pt" style:font-weight-complex="normal"/>
    </style:style>
    <style:style style:name="P95" style:family="paragraph" style:parent-style-name="Standard">
      <style:text-properties style:font-name="Courier New" fo:font-size="14pt" fo:font-weight="normal" officeooo:rsid="002ca08d" officeooo:paragraph-rsid="002ca08d" style:font-size-asian="14pt" style:font-weight-asian="normal" style:font-size-complex="14pt" style:font-weight-complex="normal"/>
    </style:style>
    <style:style style:name="P96" style:family="paragraph" style:parent-style-name="Standard">
      <style:text-properties style:font-name="Courier New" fo:font-size="14pt" fo:font-weight="normal" officeooo:rsid="002dcc32" officeooo:paragraph-rsid="002ca08d" style:font-size-asian="14pt" style:font-weight-asian="normal" style:font-size-complex="14pt" style:font-weight-complex="normal"/>
    </style:style>
    <style:style style:name="P97" style:family="paragraph" style:parent-style-name="Standard">
      <style:text-properties style:font-name="Courier New" fo:font-size="14pt" fo:font-weight="normal" officeooo:rsid="003060e9" officeooo:paragraph-rsid="003060e9" style:font-size-asian="14pt" style:font-weight-asian="normal" style:font-size-complex="14pt" style:font-weight-complex="normal"/>
    </style:style>
    <style:style style:name="P98" style:family="paragraph" style:parent-style-name="Standard">
      <style:text-properties style:font-name="Courier New" fo:font-size="14pt" officeooo:paragraph-rsid="00e867f8" style:font-size-asian="14pt" style:font-size-complex="14pt"/>
    </style:style>
    <style:style style:name="P99" style:family="paragraph" style:parent-style-name="Standard">
      <style:text-properties style:text-position="0% 100%" style:font-name="Courier New" fo:font-size="14pt" fo:font-weight="normal" officeooo:rsid="010332ba" officeooo:paragraph-rsid="010332ba" style:font-size-asian="14pt" style:font-weight-asian="normal" style:font-size-complex="14pt" style:font-weight-complex="normal"/>
    </style:style>
    <style:style style:name="P100" style:family="paragraph" style:parent-style-name="Default_7e_LT_7e_Gliederung_20_1">
      <style:text-properties style:font-name="Courier New" fo:font-size="14pt" fo:font-weight="normal" officeooo:paragraph-rsid="012dc9b4" style:font-size-asian="14pt" style:font-weight-asian="normal" style:font-size-complex="14pt" style:font-weight-complex="normal"/>
    </style:style>
    <style:style style:name="P101" style:family="paragraph" style:parent-style-name="Default_7e_LT_7e_Gliederung_20_1">
      <style:text-properties style:font-name="Courier New" fo:font-size="14pt" fo:font-weight="bold" style:font-size-asian="14pt" style:font-weight-asian="bold" style:font-size-complex="14pt"/>
    </style:style>
    <style:style style:name="P102" style:family="paragraph" style:parent-style-name="Default_7e_LT_7e_Gliederung_20_1">
      <style:text-properties style:font-name="Courier New" fo:font-size="14pt" fo:font-weight="bold" style:font-size-asian="14pt" style:font-weight-asian="bold" style:font-size-complex="14pt" style:font-weight-complex="normal"/>
    </style:style>
    <style:style style:name="P103" style:family="paragraph" style:parent-style-name="Standard">
      <style:text-properties style:font-name="Courier New" fo:font-size="14pt" fo:font-weight="normal" officeooo:rsid="0061fbfe" officeooo:paragraph-rsid="00647429" style:font-size-asian="14pt" style:font-weight-asian="normal" style:font-size-complex="14pt" style:font-weight-complex="normal"/>
    </style:style>
    <style:style style:name="P104" style:family="paragraph" style:parent-style-name="Standard">
      <style:text-properties style:font-name="Courier New" fo:font-size="14pt" fo:font-weight="normal" officeooo:rsid="0117cc9e" officeooo:paragraph-rsid="0143436a" style:font-size-asian="14pt" style:font-weight-asian="normal" style:font-size-complex="14pt" style:font-weight-complex="normal"/>
    </style:style>
    <style:style style:name="P105" style:family="paragraph" style:parent-style-name="Standard">
      <style:text-properties style:font-name="Courier New" fo:font-size="14pt" fo:font-weight="normal" officeooo:rsid="001ea642" officeooo:paragraph-rsid="001b97c4" style:font-size-asian="14pt" style:font-weight-asian="normal" style:font-size-complex="14pt" style:font-weight-complex="normal"/>
    </style:style>
    <style:style style:name="P106" style:family="paragraph" style:parent-style-name="Standard">
      <style:text-properties style:font-name="Courier New" fo:font-size="14pt" fo:font-weight="bold" officeooo:rsid="00699262" officeooo:paragraph-rsid="00699262" style:font-size-asian="14pt" style:font-weight-asian="bold" style:font-size-complex="14pt" style:font-weight-complex="bold"/>
    </style:style>
    <style:style style:name="P107" style:family="paragraph" style:parent-style-name="Standard">
      <style:text-properties style:font-name="Courier New" fo:font-size="14pt" fo:font-weight="bold" officeooo:rsid="00fd5781" officeooo:paragraph-rsid="00fd5781" style:font-size-asian="14pt" style:font-weight-asian="bold" style:font-size-complex="14pt" style:font-weight-complex="bold"/>
    </style:style>
    <style:style style:name="P108" style:family="paragraph" style:parent-style-name="Standard">
      <style:text-properties style:font-name="Courier New" fo:font-size="14pt" fo:font-weight="bold" officeooo:rsid="0078cf27" officeooo:paragraph-rsid="0143436a" style:font-size-asian="14pt" style:font-weight-asian="bold" style:font-size-complex="14pt" style:font-weight-complex="bold"/>
    </style:style>
    <style:style style:name="P109" style:family="paragraph" style:parent-style-name="Standard">
      <style:text-properties style:font-name="Courier New" fo:font-size="14pt" fo:font-weight="bold" officeooo:rsid="001703b2" officeooo:paragraph-rsid="005344a5" style:font-size-asian="14pt" style:font-weight-asian="bold" style:font-size-complex="14pt" style:font-weight-complex="bold"/>
    </style:style>
    <style:style style:name="T1" style:family="text">
      <style:text-properties officeooo:rsid="001af5a7"/>
    </style:style>
    <style:style style:name="T2" style:family="text">
      <style:text-properties officeooo:rsid="001b97c4"/>
    </style:style>
    <style:style style:name="T3" style:family="text">
      <style:text-properties officeooo:rsid="001cf958"/>
    </style:style>
    <style:style style:name="T4" style:family="text">
      <style:text-properties officeooo:rsid="001ea64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f5a7" style:font-weight-asian="bold" style:font-weight-complex="bold"/>
    </style:style>
    <style:style style:name="T8" style:family="text">
      <style:text-properties fo:font-weight="bold" officeooo:rsid="0037e469" style:font-weight-asian="bold" style:font-weight-complex="bold"/>
    </style:style>
    <style:style style:name="T9" style:family="text">
      <style:text-properties fo:font-weight="bold" officeooo:rsid="005344a5" style:font-weight-asian="bold" style:font-weight-complex="bold"/>
    </style:style>
    <style:style style:name="T10" style:family="text">
      <style:text-properties fo:font-weight="bold" officeooo:rsid="00551c91" style:font-weight-asian="bold" style:font-weight-complex="bold"/>
    </style:style>
    <style:style style:name="T11" style:family="text">
      <style:text-properties fo:font-weight="bold" officeooo:rsid="006cdd4c" style:font-weight-asian="bold" style:font-weight-complex="bold"/>
    </style:style>
    <style:style style:name="T12" style:family="text">
      <style:text-properties fo:font-weight="bold" officeooo:rsid="006ef921" style:font-weight-asian="bold" style:font-weight-complex="bold"/>
    </style:style>
    <style:style style:name="T13" style:family="text">
      <style:text-properties fo:font-weight="bold" officeooo:rsid="00647429" style:font-weight-asian="bold" style:font-weight-complex="bold"/>
    </style:style>
    <style:style style:name="T14" style:family="text">
      <style:text-properties fo:font-weight="bold" officeooo:rsid="00c74b2a" style:font-weight-asian="bold" style:font-weight-complex="bold"/>
    </style:style>
    <style:style style:name="T15" style:family="text">
      <style:text-properties fo:font-weight="bold" officeooo:rsid="00c81e1c" style:font-weight-asian="bold" style:font-weight-complex="bold"/>
    </style:style>
    <style:style style:name="T16" style:family="text">
      <style:text-properties fo:font-weight="bold" officeooo:rsid="00ccb311" style:font-weight-asian="bold" style:font-weight-complex="bold"/>
    </style:style>
    <style:style style:name="T17" style:family="text">
      <style:text-properties fo:font-weight="bold" officeooo:rsid="00e7792a" style:font-weight-asian="bold" style:font-weight-complex="bold"/>
    </style:style>
    <style:style style:name="T18" style:family="text">
      <style:text-properties fo:font-weight="bold" officeooo:rsid="0117cc9e" style:font-weight-asian="bold" style:font-weight-complex="bold"/>
    </style:style>
    <style:style style:name="T19" style:family="text">
      <style:text-properties fo:font-weight="bold" officeooo:rsid="01396e3a" style:font-weight-asian="bold"/>
    </style:style>
    <style:style style:name="T20" style:family="text">
      <style:text-properties fo:font-weight="bold" officeooo:rsid="013bf2ae" style:font-weight-asian="bold"/>
    </style:style>
    <style:style style:name="T21" style:family="text">
      <style:text-properties officeooo:rsid="003060e9"/>
    </style:style>
    <style:style style:name="T22" style:family="text">
      <style:text-properties officeooo:rsid="00334b71"/>
    </style:style>
    <style:style style:name="T23" style:family="text">
      <style:text-properties officeooo:rsid="0037e46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8b67a" style:font-weight-asian="normal" style:font-weight-complex="normal"/>
    </style:style>
    <style:style style:name="T26" style:family="text">
      <style:text-properties fo:font-weight="normal" officeooo:rsid="004235fb" style:font-weight-asian="normal" style:font-weight-complex="normal"/>
    </style:style>
    <style:style style:name="T27" style:family="text">
      <style:text-properties fo:font-weight="normal" officeooo:rsid="00e867f8" style:font-weight-asian="normal" style:font-weight-complex="normal"/>
    </style:style>
    <style:style style:name="T28" style:family="text">
      <style:text-properties officeooo:rsid="003a702e"/>
    </style:style>
    <style:style style:name="T29" style:family="text">
      <style:text-properties officeooo:rsid="003d52f1"/>
    </style:style>
    <style:style style:name="T30" style:family="text">
      <style:text-properties officeooo:rsid="004aec3f"/>
    </style:style>
    <style:style style:name="T31" style:family="text">
      <style:text-properties officeooo:rsid="004c647a"/>
    </style:style>
    <style:style style:name="T32" style:family="text">
      <style:text-properties officeooo:rsid="004f1348"/>
    </style:style>
    <style:style style:name="T33" style:family="text">
      <style:text-properties officeooo:rsid="0051b157"/>
    </style:style>
    <style:style style:name="T34" style:family="text">
      <style:text-properties officeooo:rsid="00551c91"/>
    </style:style>
    <style:style style:name="T35" style:family="text">
      <style:text-properties officeooo:rsid="0062ff0e"/>
    </style:style>
    <style:style style:name="T36" style:family="text">
      <style:text-properties officeooo:rsid="00647429"/>
    </style:style>
    <style:style style:name="T37" style:family="text">
      <style:text-properties officeooo:rsid="00656cf7"/>
    </style:style>
    <style:style style:name="T38" style:family="text">
      <style:text-properties officeooo:rsid="006afbb7"/>
    </style:style>
    <style:style style:name="T39" style:family="text">
      <style:text-properties officeooo:rsid="006cdd4c"/>
    </style:style>
    <style:style style:name="T40" style:family="text">
      <style:text-properties officeooo:rsid="006ef921"/>
    </style:style>
    <style:style style:name="T41" style:family="text">
      <style:text-properties officeooo:rsid="0071ccd6"/>
    </style:style>
    <style:style style:name="T42" style:family="text">
      <style:text-properties officeooo:rsid="00759c60"/>
    </style:style>
    <style:style style:name="T43" style:family="text">
      <style:text-properties style:text-position="super 58%" fo:font-weight="bold" style:font-weight-asian="bold" style:font-weight-complex="bold"/>
    </style:style>
    <style:style style:name="T44" style:family="text">
      <style:text-properties style:text-position="super 58%" fo:font-weight="bold" officeooo:rsid="00e7792a" style:font-weight-asian="bold" style:font-weight-complex="bold"/>
    </style:style>
    <style:style style:name="T45" style:family="text">
      <style:text-properties officeooo:rsid="0092721d"/>
    </style:style>
    <style:style style:name="T46" style:family="text">
      <style:text-properties officeooo:rsid="00985806"/>
    </style:style>
    <style:style style:name="T47" style:family="text">
      <style:text-properties officeooo:rsid="009d5d07"/>
    </style:style>
    <style:style style:name="T48" style:family="text">
      <style:text-properties officeooo:rsid="00a33d71"/>
    </style:style>
    <style:style style:name="T49" style:family="text">
      <style:text-properties style:text-position="sub 58%"/>
    </style:style>
    <style:style style:name="T50" style:family="text">
      <style:text-properties style:text-position="sub 58%" fo:font-weight="bold" officeooo:rsid="00ae5772" style:font-weight-asian="bold" style:font-weight-complex="bold"/>
    </style:style>
    <style:style style:name="T51" style:family="text">
      <style:text-properties style:text-position="sub 58%" officeooo:rsid="010332ba"/>
    </style:style>
    <style:style style:name="T52" style:family="text">
      <style:text-properties style:text-position="sub 58%" officeooo:rsid="0104d4b2"/>
    </style:style>
    <style:style style:name="T53" style:family="text">
      <style:text-properties style:text-position="sub 58%" officeooo:rsid="010d4b74"/>
    </style:style>
    <style:style style:name="T54" style:family="text">
      <style:text-properties style:text-position="sub 58%" officeooo:rsid="01182301"/>
    </style:style>
    <style:style style:name="T55" style:family="text">
      <style:text-properties style:text-position="sub 58%" officeooo:rsid="011ac65e"/>
    </style:style>
    <style:style style:name="T56" style:family="text">
      <style:text-properties officeooo:rsid="00b4f75c"/>
    </style:style>
    <style:style style:name="T57" style:family="text">
      <style:text-properties officeooo:rsid="00c1f688"/>
    </style:style>
    <style:style style:name="T58" style:family="text">
      <style:text-properties officeooo:rsid="00c3adb3"/>
    </style:style>
    <style:style style:name="T59" style:family="text">
      <style:text-properties officeooo:rsid="00cde909"/>
    </style:style>
    <style:style style:name="T60" style:family="text">
      <style:text-properties officeooo:rsid="00cfcddd"/>
    </style:style>
    <style:style style:name="T61" style:family="text">
      <style:text-properties officeooo:rsid="00d66bf5"/>
    </style:style>
    <style:style style:name="T62" style:family="text">
      <style:text-properties officeooo:rsid="00d7ca60"/>
    </style:style>
    <style:style style:name="T63" style:family="text">
      <style:text-properties officeooo:rsid="00db2094"/>
    </style:style>
    <style:style style:name="T64" style:family="text">
      <style:text-properties officeooo:rsid="00eed910"/>
    </style:style>
    <style:style style:name="T65" style:family="text">
      <style:text-properties officeooo:rsid="00f74684"/>
    </style:style>
    <style:style style:name="T66" style:family="text">
      <style:text-properties officeooo:rsid="00ff5247"/>
    </style:style>
    <style:style style:name="T67" style:family="text">
      <style:text-properties officeooo:rsid="010332ba"/>
    </style:style>
    <style:style style:name="T68" style:family="text">
      <style:text-properties style:text-position="0% 100%"/>
    </style:style>
    <style:style style:name="T69" style:family="text">
      <style:text-properties style:text-position="0% 100%" officeooo:rsid="010332ba"/>
    </style:style>
    <style:style style:name="T70" style:family="text">
      <style:text-properties style:text-position="0% 100%" officeooo:rsid="0104d4b2"/>
    </style:style>
    <style:style style:name="T71" style:family="text">
      <style:text-properties style:text-position="0% 100%" fo:font-weight="bold" style:font-weight-asian="bold" style:font-weight-complex="bold"/>
    </style:style>
    <style:style style:name="T72" style:family="text">
      <style:text-properties style:text-position="0% 100%" fo:font-weight="bold" officeooo:rsid="0104d4b2" style:font-weight-asian="bold" style:font-weight-complex="bold"/>
    </style:style>
    <style:style style:name="T73" style:family="text">
      <style:text-properties officeooo:rsid="010d4b74"/>
    </style:style>
    <style:style style:name="T74" style:family="text">
      <style:text-properties officeooo:rsid="01123ad4"/>
    </style:style>
    <style:style style:name="T75" style:family="text">
      <style:text-properties officeooo:rsid="01182301"/>
    </style:style>
    <style:style style:name="T76" style:family="text">
      <style:text-properties officeooo:rsid="011ac65e"/>
    </style:style>
    <style:style style:name="T77" style:family="text">
      <style:text-properties officeooo:rsid="00fea03e"/>
    </style:style>
    <style:style style:name="T78" style:family="text">
      <style:text-properties officeooo:rsid="0124d0a6"/>
    </style:style>
    <style:style style:name="T79" style:family="text">
      <style:text-properties officeooo:rsid="0125ebc6"/>
    </style:style>
    <style:style style:name="T80" style:family="text">
      <style:text-properties officeooo:rsid="0117cc9e"/>
    </style:style>
    <style:style style:name="T81" style:family="text">
      <style:text-properties style:text-position="45% 100%"/>
    </style:style>
    <style:style style:name="T82" style:family="text">
      <style:text-properties style:text-position="45% 100%" fo:font-weight="bold" style:font-weight-asian="bold" style:font-weight-complex="bold"/>
    </style:style>
    <style:style style:name="T83" style:family="text">
      <style:text-properties officeooo:rsid="013ef4f2"/>
    </style:style>
    <style:style style:name="T84" style:family="text">
      <style:text-properties officeooo:rsid="014343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Introduction to <text:span text:style-name="T45">Algorithms and </text:span>Data Structures:</text:p>
      <text:p text:style-name="P37"/>
      <text:p text:style-name="P12">What is an algorithm?</text:p>
      <text:p text:style-name="P45"><text:span text:style-name="T29">-&gt; An algorithm is a </text:span><text:span text:style-name="T6">finite set of instructions that, if followed, accomplishesh a particular task.</text:span></text:p>
      <text:p text:style-name="P45"/>
      <text:p text:style-name="P46">-&gt; All algorithms must follow following <text:span text:style-name="T6">criterias</text:span>:</text:p>
      <text:p text:style-name="P46">Input, Output, Definiteness, Finiteness and Effectiveness.</text:p>
      <text:p text:style-name="P46"/>
      <text:p text:style-name="P47">-<text:span text:style-name="T35">&gt; </text:span>Algorithm<text:span text:style-name="T47">s</text:span> are written to solve problems. One problem may have multiple solutions, so we need to decide which algorithm is best amongst them to solve a particular problem.</text:p>
      <text:p text:style-name="P47">-<text:span text:style-name="T36">&gt; </text:span>There are two main majors to decide the <text:span text:style-name="T36">effieciency</text:span> of <text:span text:style-name="T36">an algorithm: </text:span><text:span text:style-name="T13">time and space.</text:span></text:p>
      <text:p text:style-name="P13"/>
      <text:p text:style-name="P14">Example: Sorting Problem</text:p>
      <text:p text:style-name="P48">-&gt; Problem instance – sorting the array of size 10, contains the values: 5, 112, 23, 67, 12, 45, 11, 3, 25, 54.</text:p>
      <text:p text:style-name="P48">-<text:span text:style-name="T37">&gt; Time and Space requirement vary from one problem instance to another.</text:span></text:p>
      <text:p text:style-name="P48">-<text:span text:style-name="T37">&gt; The running time depends on the input size</text:span></text:p>
      <text:p text:style-name="P48">-<text:span text:style-name="T37">&gt; Usual major for input size is no. of elements</text:span></text:p>
      <text:p text:style-name="P103"/>
      <text:p text:style-name="P15">Analysis or Performance of an algorithm: <text:span text:style-name="T25">refers to the task of determining how much computing time and storage require</text:span><text:span text:style-name="T26">s to run to completion.</text:span></text:p>
      <text:p text:style-name="P39"/>
      <text:p text:style-name="P16">Space Complexity:</text:p>
      <text:p text:style-name="P16"/>
      <text:p text:style-name="P40"><text:span text:style-name="T23">Space Complexity of an algorithm is </text:span><text:span text:style-name="T8">the amount of memory it need to run to completion.</text:span></text:p>
      <text:p text:style-name="P49"/>
      <text:p text:style-name="P49"><text:span text:style-name="T8">S</text:span><text:span text:style-name="T6">pace required by a program</text:span> = <text:span text:style-name="T6">code space</text:span> (instruction<text:span text:style-name="T48">s</text:span> resides in meory) + <text:span text:style-name="T6">data space</text:span> (space taken by variables and constants).</text:p>
      <text:p text:style-name="P49"/>
      <text:p text:style-name="P18"><text:span text:style-name="T38">T</text:span>he space required has two components:</text:p>
      <text:p text:style-name="P50"><text:span text:style-name="T6">1. Fixed component:</text:span> it is independent of instance characteristics. It includes <text:span text:style-name="T6">instruction space, space required by simple variables, aggregate variables and constants.</text:span></text:p>
      <text:p text:style-name="P18"><text:soft-page-break/></text:p>
      <text:p text:style-name="P51"><text:span text:style-name="T6">2. </text:span><text:span text:style-name="T11">Varible Component:</text:span><text:span text:style-name="T39"> it depends on instance characteristics such as </text:span><text:span text:style-name="T11">size of the input</text:span><text:span text:style-name="T39">. It includes the space needed by refference variables and recursion stack.</text:span></text:p>
      <text:p text:style-name="P51"/>
      <text:p text:style-name="P52">The space required S(P) of any algorithm/program P may therefore be written as: <text:span text:style-name="T6">S(P) = C + S (instance characteristics) = C + S</text:span><text:span text:style-name="T50">P</text:span><text:span text:style-name="T6">(n);</text:span> where C is a constant and n is the input size.</text:p>
      <text:p text:style-name="P53"/>
      <table:table table:name="Table1" table:style-name="Table1">
        <table:table-column table:style-name="Table1.A"/>
        <table:table-row>
          <table:table-cell table:style-name="Table1.A1" office:value-type="string">
            <text:p text:style-name="P19">Algorithm Sum(A,n)//A is an array of size n</text:p>
            <text:p text:style-name="P19">{</text:p>
            <text:p text:style-name="P19"><text:tab/>s := 0;</text:p>
            <text:p text:style-name="P19"><text:tab/>for i := 1 to n</text:p>
            <text:p text:style-name="P19"><text:tab/><text:tab/>s := s + A[i];</text:p>
            <text:p text:style-name="P19"/>
            <text:p text:style-name="P19"><text:tab/>return s;<text:tab/></text:p>
            <text:p text:style-name="P19">}</text:p>
          </table:table-cell>
        </table:table-row>
      </table:table>
      <text:p text:style-name="P54"/>
      <text:p text:style-name="P54"/>
      <text:p text:style-name="P55">Space required <text:s/>= Code space + Space required by variables</text:p>
      <text:p text:style-name="P55"><text:span text:style-name="T56">=&gt; </text:span>S<text:span text:style-name="T49">P</text:span>(n) = Space required by variables</text:p>
      <text:p text:style-name="P55"><text:span text:style-name="T56">=&gt; </text:span>S<text:span text:style-name="T49">P</text:span>(n) = n (for A) + 1 (for n) + 1 (for s) + 1 (for i) + 2 (for 0 and 1).</text:p>
      <text:p text:style-name="P55"><text:span text:style-name="T56">=&gt; </text:span>S<text:span text:style-name="T49">P</text:span>(n) = <text:span text:style-name="T56">n + 5</text:span></text:p>
      <text:p text:style-name="P56">=&gt; S<text:span text:style-name="T49">P</text:span>(n) &gt;= n + 5.</text:p>
      <text:p text:style-name="P57">=&gt; S<text:span text:style-name="T49">P</text:span>(n) &gt;= n</text:p>
      <text:p text:style-name="P57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Algorithm Rsum(A,n)//A is an array of size n</text:p>
            <text:p text:style-name="P8">{</text:p>
            <text:p text:style-name="P8"><text:tab/>if( n &lt; 0 )</text:p>
            <text:p text:style-name="P8"><text:tab/>then</text:p>
            <text:p text:style-name="P8"><text:tab/><text:tab/>return 0;</text:p>
            <text:p text:style-name="P8"><text:tab/>else</text:p>
            <text:p text:style-name="P8"><text:tab/><text:tab/>return Rsum(A,n-1) + A[n];</text:p>
            <text:p text:style-name="P8">}</text:p>
          </table:table-cell>
        </table:table-row>
      </table:table>
      <text:p text:style-name="P57"/>
      <text:p text:style-name="P58">Space required = code space + space required by variables <text:s/>+ stack space.</text:p>
      <text:p text:style-name="P59">Recursion stack space includes space for formal parameters, local variables and return address.</text:p>
      <text:p text:style-name="P59"/>
      <text:p text:style-name="P59"><text:span text:style-name="T57">= </text:span>1 (for n) + 1 (for pointer to A) + 1 (for return addr),</text:p>
      <text:p text:style-name="P60"><text:soft-page-break/>the depth of the recursion is = n + 1</text:p>
      <text:p text:style-name="P20"/>
      <text:p text:style-name="P20"><text:span text:style-name="T58">=&gt; </text:span>S<text:span text:style-name="T49">P</text:span> &gt;= 3(n + 1)</text:p>
      <text:p text:style-name="P58"/>
      <text:p text:style-name="P21">Recursive algorithms have very high space complexity.</text:p>
      <text:p text:style-name="P61"/>
      <text:p text:style-name="P17">Time Complexity: <text:span text:style-name="T24">Time Complexity of an algorithm is </text:span>the amount of computer time it needs to run to completion.</text:p>
      <text:p text:style-name="P17"/>
      <text:p text:style-name="P41">-<text:span text:style-name="T40">&gt; It is the sum of </text:span><text:span text:style-name="T12">compile time</text:span><text:span text:style-name="T40">(fixed components) + </text:span><text:span text:style-name="T12">run or execution time</text:span><text:span text:style-name="T40">(depends on instance characteristics).</text:span></text:p>
      <text:p text:style-name="P41"/>
      <text:p text:style-name="P41">-<text:span text:style-name="T41">&gt; The execution time of a statement depends on type of operations involved, values, the type of machine and the type of environment in which the statement is executed.</text:span></text:p>
      <text:p text:style-name="P41"/>
      <text:p text:style-name="P62"><text:span text:style-name="T6">Best Case </text:span><text:span text:style-name="T14">Time Complexity</text:span><text:span text:style-name="T6">:</text:span> If algorithm takes <text:span text:style-name="T6">minimum time</text:span> to solve the problem for given set of input, it is called as best case time complexity.</text:p>
      <text:p text:style-name="P62"/>
      <text:p text:style-name="P62"><text:span text:style-name="T6">Worst Case </text:span><text:span text:style-name="T15">Time Complexity</text:span><text:span text:style-name="T6">:</text:span> If algorithm takes <text:span text:style-name="T6">maximum time</text:span> to solve the problem for a given set of input is called as worst case time complexity, it is the special case of interest for the mathematics.</text:p>
      <text:p text:style-name="P62"/>
      <text:p text:style-name="P63"><text:span text:style-name="T6">Average Case </text:span><text:span text:style-name="T16">Time Complexity</text:span><text:span text:style-name="T6">:</text:span> Input sequence which is neither best nor worst is called as average case <text:span text:style-name="T59">time complexity.</text:span></text:p>
      <text:p text:style-name="P63"/>
      <text:p text:style-name="P63"><text:span text:style-name="T60">-&gt; </text:span>Average case analysis represents general behaviour of an algorithm.</text:p>
      <text:p text:style-name="P63"/>
      <text:p text:style-name="P64"><text:span text:style-name="T60">-&gt; </text:span>In most of the cases average and worst cases has same magnitude.</text:p>
      <text:p text:style-name="P65">e.g. </text:p>
      <text:p text:style-name="P65">1. Average &amp; Worst Case Time Complexity of Linear Search is O(n).</text:p>
      <text:p text:style-name="P65">2. Average &amp; Worst Case Time Complexity of Binary Search is O(log<text:span text:style-name="T49">2</text:span> n).</text:p>
      <text:p text:style-name="P65"/>
      <text:p text:style-name="P66">-&gt; Instead of using step count as a means of measuring the algorithms time complexity, we use an order of growth.</text:p>
      <text:p text:style-name="P66"/>
      <text:p text:style-name="P67"><text:soft-page-break/><text:span text:style-name="T61">-&gt; A n</text:span>otations that ignores the constants and describes the trend of a function for large values of the input.</text:p>
      <text:p text:style-name="P67"/>
      <text:p text:style-name="P68"><text:span text:style-name="T6">Asymptotic Noatations</text:span> are the mathematical tool to find time or space complexity of an algorithm without implementing it in programming language.</text:p>
      <text:p text:style-name="P68"/>
      <text:p text:style-name="P68">-&gt; This measure is independent of machine specific constants.</text:p>
      <text:p text:style-name="P68"/>
      <text:p text:style-name="P68">-&gt; Asymptotic <text:span text:style-name="T62">notations</text:span> is a way of describing major component of the cost of entire algorithm.</text:p>
      <text:p text:style-name="P68"/>
      <text:p text:style-name="P68">-<text:span text:style-name="T42">&gt; Primitive operation is the major component of the cost. Primitive operation is the most frequent operation occuring in algorithm and it depends on problem.</text:span></text:p>
      <text:p text:style-name="P68"/>
      <text:p text:style-name="P69">-&gt; For sorting <text:span text:style-name="T63">and searching the primitive operation is comparison. For adding arrays and matrices primitive operation is addition, In factorial problem the primitive operation is multiplication.</text:span></text:p>
      <text:p text:style-name="P69"/>
      <text:p text:style-name="P68"/>
      <text:p text:style-name="P70">-&gt; Various notations like <text:span text:style-name="T6">Big Oh(O)</text:span>, <text:span text:style-name="T6">Big Omega</text:span>, <text:span text:style-name="T6">Big Theta, Little Oh(o), Little Omega, Little theta</text:span></text:p>
      <text:p text:style-name="P22"/>
      <text:p text:style-name="P70">-&gt; Above notations are useful in algorithm analysis to find best, worst and average <text:span text:style-name="T65">case </text:span>complexit<text:span text:style-name="T65">ies</text:span> of <text:span text:style-name="T65">an </text:span>algorithms in terms of primitive operations.</text:p>
      <text:p text:style-name="P70"/>
      <text:p text:style-name="P23">Assumptions while calculating time complexity:</text:p>
      <text:p text:style-name="P71">-&gt; actual cost of operation is not considered</text:p>
      <text:p text:style-name="P71"/>
      <text:p text:style-name="P71">-&gt; abstract cost c is ignored: <text:span text:style-name="T6">O(c.n</text:span><text:span text:style-name="T43">2</text:span><text:span text:style-name="T6">) reduces to O(n</text:span><text:span text:style-name="T43">2</text:span><text:span text:style-name="T6">).</text:span></text:p>
      <text:p text:style-name="P71"/>
      <text:p text:style-name="P71">-&gt; only leading term in a polynomial is considered: <text:span text:style-name="T6">O(n</text:span><text:span text:style-name="T43">3</text:span><text:span text:style-name="T6">+n) reduces to O(n</text:span><text:span text:style-name="T43">3</text:span><text:span text:style-name="T6">)</text:span></text:p>
      <text:p text:style-name="P71"/>
      <text:p text:style-name="P71">-&gt; drop multiplicative and divisive constant if any: <text:span text:style-name="T6">O(2n</text:span><text:span text:style-name="T43">2</text:span><text:span text:style-name="T6">) and O(n</text:span><text:span text:style-name="T43">2</text:span><text:span text:style-name="T6">/2) </text:span><text:span text:style-name="T17">both </text:span><text:span text:style-name="T6">reduces to </text:span><text:span text:style-name="T17">O(n</text:span><text:span text:style-name="T44">2</text:span><text:span text:style-name="T17">).</text:span></text:p>
      <text:p text:style-name="P72"/>
      <text:p text:style-name="P98"><text:span text:style-name="T27">-&gt; </text:span>various notations like <text:span text:style-name="T5">Big Oh (O)</text:span>, <text:span text:style-name="T5">Big omega()</text:span>, <text:span text:style-name="T5">Big Theta(Ө)</text:span>, <text:span text:style-name="T5">Little Oh(o)</text:span>, <text:span text:style-name="T5">Little omega</text:span> are used to describe the <text:span text:style-name="T5">asymtotic running time of algorithm.</text:span></text:p>
      <text:p text:style-name="P24"/>
      <text:p text:style-name="P26"><text:soft-page-break/></text:p>
      <text:p text:style-name="P26">Big Oh(O) Notation:</text:p>
      <text:p text:style-name="P73">It is used to define an asymptotic upper bound for an algorithm, it means the running time of an algorithm cannot <text:span text:style-name="T66">be more than its asymptotic upper bound for any random sequence of data.</text:span></text:p>
      <text:p text:style-name="P73"/>
      <text:p text:style-name="P75">Let f(n) and g(n) are two non-negative functions indicating running time of two algorithms.</text:p>
      <text:p text:style-name="P75"/>
      <text:p text:style-name="P75">We say, <text:span text:style-name="T67">g(n) is the upper bound of f(n) if there exists some positive constants c and n</text:span><text:span text:style-name="T51">0 </text:span><text:span text:style-name="T69">such that,</text:span></text:p>
      <text:p text:style-name="P77"><text:span text:style-name="T71">0 &lt;= f(n) &lt;= </text:span><text:span text:style-name="T72">c.</text:span><text:span text:style-name="T71">g(n)</text:span><text:span text:style-name="T68">, </text:span><text:span text:style-name="T70">for all n &gt;= n</text:span><text:span text:style-name="T52">0</text:span><text:span text:style-name="T70">, it is denoted as </text:span><text:span text:style-name="T72">f(n) = O(g(n)).</text:span></text:p>
      <text:p text:style-name="P99"/>
      <text:p text:style-name="P78"/>
      <text:p text:style-name="P79"><text:span text:style-name="T6">Definition:</text:span> A function f(n) is a member of O(g(n)) or we write f(n) = O(g(n)), if there exists positive constants c and n<text:span text:style-name="T49">0</text:span>, such that <text:span text:style-name="T73">0 &lt;= f(n) &lt;= c.g(n) for all n &gt;= n</text:span><text:span text:style-name="T53">0</text:span><text:span text:style-name="T73">.</text:span></text:p>
      <text:p text:style-name="P27">O(g(n)) = { f(n): there exists positive constants c and n0, such that 0 &lt;= f(n) &lt;= g(n) for all n &gt;= n<text:span text:style-name="T49">0 </text:span>}.</text:p>
      <text:p text:style-name="P27"/>
      <text:p text:style-name="P29">Big Omega <text:span text:style-name="T74">Notation(Ω):</text:span></text:p>
      <text:p text:style-name="P80">It is used to defined asymptotic lower bound <text:span text:style-name="T77">for an algorithm, it means the running time of an algorithm cannot be less than its asymptotic lower bound for any random sequence of data.</text:span></text:p>
      <text:p text:style-name="P74"/>
      <text:p text:style-name="P76">Let f(n) and g(n) are two non-negative functions indicating running time of two algorithms.</text:p>
      <text:p text:style-name="P76"/>
      <text:p text:style-name="P80">We say, g(n) is a lower bound of f(n) if there exists some positive constants c and n<text:span text:style-name="T49">0</text:span> such that</text:p>
      <text:p text:style-name="P81">0 &lt;= c.g(n) &lt;= f(n) for all n &gt;= n<text:span text:style-name="T49">0</text:span>.</text:p>
      <text:p text:style-name="P30"/>
      <text:p text:style-name="P82"><text:span text:style-name="T6">Definition:</text:span> A function f(n) is said to be member of Ω(g(n)) or we <text:span text:style-name="T75">say f(n) is of Ω(g(n)), if there exists positive constants, c and n</text:span><text:span text:style-name="T54">0</text:span><text:span text:style-name="T75">, such that 0 &lt;= c.g(n) &lt;= f(n) for all n &gt;= n</text:span><text:span text:style-name="T54">0</text:span><text:span text:style-name="T75">.</text:span></text:p>
      <text:p text:style-name="P31">Ω(g(n)) <text:span text:style-name="T76">= { f(n) : there exists positive constants c and n</text:span><text:span text:style-name="T55">0</text:span><text:span text:style-name="T76">, such that 0 &lt;= c.g(n) &lt;= f(n) for all n &gt;= n</text:span><text:span text:style-name="T55">0</text:span><text:span text:style-name="T76"> }.</text:span></text:p>
      <text:p text:style-name="P83"/>
      <text:p text:style-name="P83">-&gt; <text:span text:style-name="T6">O-notation</text:span> is used to describe an upper bound for the worst case running time of an algorithm.</text:p>
      <text:p text:style-name="P83"/>
      <text:p text:style-name="P83"><text:soft-page-break/>-&gt; <text:s/><text:span text:style-name="T18">Ω</text:span><text:span text:style-name="T6">-notation</text:span> is used to describe the lower bound for the best case running time of an algorithm.</text:p>
      <text:p text:style-name="P83"/>
      <text:p text:style-name="P84">For Example: Insertion Sort</text:p>
      <text:p text:style-name="P84">Worst case time Complexity = O(n2)</text:p>
      <text:p text:style-name="P84">Best case time Complexity <text:s/>= <text:span text:style-name="T80">Ω</text:span>(n)</text:p>
      <text:p text:style-name="P32"/>
      <text:p text:style-name="P28"/>
      <text:p text:style-name="P33">Big Theta notation (<text:span text:style-name="T78">):</text:span></text:p>
      <text:p text:style-name="P85">-&gt; there is a seperate notation for <text:span text:style-name="T6">asymptotically tight bounds</text:span>, <text:span text:style-name="T79">is used to define asymptotic tight bound.</text:span></text:p>
      <text:p text:style-name="P86">-&gt; We say, g(n) is a tight bound for f(n), if there exists positive contants c1, c2 and n0 such that, 0 &lt;= c1.g(n) &lt;= f(n) &lt;= c2.g(n) for all n &gt;= n<text:span text:style-name="T49">0</text:span>.</text:p>
      <text:p text:style-name="P86"/>
      <text:p text:style-name="P104"><text:span text:style-name="T6">Definition:</text:span> A function f(n) is said to be member of <text:span text:style-name="T84">theta</text:span>(g(n)) or we <text:span text:style-name="T75">say f(n) is of theta(g(n)), if there exists positive constants c1,c2 and n</text:span><text:span text:style-name="T54">0</text:span><text:span text:style-name="T75">, such that 0 &lt;= c1.g(n) &lt;= f(n) &lt;= c2.g(n) for all n &gt;= n</text:span><text:span text:style-name="T54">0</text:span><text:span text:style-name="T75">.</text:span></text:p>
      <text:p text:style-name="P108"/>
      <text:p text:style-name="P25"/>
      <text:p text:style-name="P25">Analysis of iterative Programs:</text:p>
      <text:p text:style-name="P5"><text:span text:style-name="T6">1. O(1):</text:span> time complexity of a function(or set of elements) is considered as O(1), if it doesn’t contain a loop, recursion and call to any other non-constant time function.</text:p>
      <text:p text:style-name="P7">//set of non-recursive and non-loop statements</text:p>
      <text:p text:style-name="P3">e.g. <text:span text:style-name="T5">swap() </text:span>function has <text:span text:style-name="T5">O(1)</text:span> time complexity</text:p>
      <text:p text:style-name="P2">-&gt; A loop or recursion that runs a constant number of times is also considered as <text:span text:style-name="T5">O(1)</text:span>, e.g. the following loop is: O(1)</text:p>
      <text:p text:style-name="P101">//here c is constant</text:p>
      <text:p text:style-name="P101">for( int i = 1; i &lt;= c ; i++ ){</text:p>
      <text:p text:style-name="P101">//some O(1) expressions</text:p>
      <text:p text:style-name="P101">}</text:p>
      <text:p text:style-name="P6"><text:span text:style-name="T6">2. O(n):</text:span> time complexity of a loop is considered as O(n) if the loop variable is <text:span text:style-name="T6">incremented/decremented by a </text:span><text:soft-page-break/><text:span text:style-name="T6">constant amount.</text:span> For example following function has O(n) time complexity.</text:p>
      <text:p text:style-name="P4">//here c is any positive integer constant</text:p>
      <text:p text:style-name="P4">for( int i = 0 ; i &lt;= n ; i += c ){</text:p>
      <text:p text:style-name="P7"><text:s text:c="3"/>//some O(1) expressions</text:p>
      <text:p text:style-name="P7">}</text:p>
      <text:p text:style-name="P4">OR</text:p>
      <text:p text:style-name="P4">for( int i = n ; i &gt; 0 ; i -= c ){</text:p>
      <text:p text:style-name="P4"><text:s text:c="2"/>//some O(1) expressions</text:p>
      <text:p text:style-name="P4">}</text:p>
      <text:p text:style-name="P4"><text:span text:style-name="T6">3. O(n</text:span><text:span text:style-name="T82">c</text:span><text:span text:style-name="T6">):</text:span> <text:span text:style-name="T6">time complexity of nested loops is equal to the number of times the innermost statement is executed.</text:span> For example the following sample loops have O(n<text:span text:style-name="T81">2</text:span>) time complexity.</text:p>
      <text:p text:style-name="P102">for( int i = 0 ; i &lt;= n ; i += c){ //loop runs n+1 times</text:p>
      <text:p text:style-name="P2"><text:span text:style-name="T5"><text:s text:c="2"/>for(int j = 0 ; j &lt;= n ; j += c ){ //</text:span><text:span text:style-name="T19">loop </text:span><text:span text:style-name="T5">runs n(n+1) times </text:span></text:p>
      <text:p text:style-name="P101"><text:s text:c="5"/>//some O(1) expressions</text:p>
      <text:p text:style-name="P101"><text:s text:c="3"/>}</text:p>
      <text:p text:style-name="P101">}</text:p>
      <text:p text:style-name="P2"><text:span text:style-name="T5">for( int i = n ; i &gt; 0 ; i -= c ){//loop runs n</text:span><text:span text:style-name="T19">+1</text:span><text:span text:style-name="T5"> times </text:span></text:p>
      <text:p text:style-name="P2"><text:span text:style-name="T5"><text:s text:c="2"/>for(int j = i+1 ; j &lt;= n ; j += c ){//</text:span><text:span text:style-name="T19">loop </text:span><text:span text:style-name="T5">runs n(n+1) times </text:span></text:p>
      <text:p text:style-name="P101"><text:s text:c="4"/>//some O(1) expressions</text:p>
      <text:p text:style-name="P101"><text:s text:c="2"/>}</text:p>
      <text:p text:style-name="P101">}</text:p>
      <text:p text:style-name="P1"><text:soft-page-break/>for example selection sort and insertion sort have O(n<text:span text:style-name="T81">2</text:span>) time complexity.</text:p>
      <text:p text:style-name="P9"/>
      <text:p text:style-name="P6"><text:span text:style-name="T5">4. O(log n):</text:span> time complexity of a loop is considered as <text:span text:style-name="T5">O(log n)</text:span> if the loop variables <text:span text:style-name="T5">divided/multiplied</text:span> by a constant amount.</text:p>
      <text:p text:style-name="P101">for(int i = 0 ; i &lt;= n ; i *= c ){</text:p>
      <text:p text:style-name="P101"><text:s text:c="2"/>//some O(1) expressions</text:p>
      <text:p text:style-name="P101">}</text:p>
      <text:p text:style-name="P101">for(int i = n ; i &gt; 0 ; i /= c ){</text:p>
      <text:p text:style-name="P101"><text:s text:c="2"/>//some O(1) expressions</text:p>
      <text:p text:style-name="P101">}</text:p>
      <text:p text:style-name="P2">e.g. <text:span text:style-name="T5">binary search</text:span> has <text:span text:style-name="T5">O(log n)</text:span> time complexity.</text:p>
      <text:p text:style-name="P88"/>
      <text:p text:style-name="P6"><text:span text:style-name="T5">5. O(log(log n)):</text:span> time complexity of a loop is considered as <text:span text:style-name="T5">O(log(log n))</text:span> if the loop variables is <text:span text:style-name="T5">reduced/increased exponetially</text:span> by a constant amount.</text:p>
      <text:p text:style-name="P2">//here c is a constant greater than 1</text:p>
      <text:p text:style-name="P101">for( int i = 2 ; i &lt;= n ; i = pow(i,c) ) {</text:p>
      <text:p text:style-name="P101"><text:s text:c="4"/>//some O(1) expressions</text:p>
      <text:p text:style-name="P101">}</text:p>
      <text:p text:style-name="P2">//here fun is sqrt or cuberoot or any other constant root</text:p>
      <text:p text:style-name="P101">for( int i = n ; i &gt; 0 ; i = fun(i) ){</text:p>
      <text:p text:style-name="P101"><text:s text:c="4"/>//some O(1) expressions</text:p>
      <text:p text:style-name="P101">}</text:p>
      <text:p text:style-name="P88"/>
      <text:p text:style-name="P6"><text:span text:style-name="T20">6. </text:span><text:span text:style-name="T5">How to combine time complexities of consecutive loops?</text:span></text:p>
      <text:p text:style-name="P2"><text:soft-page-break/>When there are consecutive loops, we calculate time complexity as sum of the time complexities of indivisual loops.</text:p>
      <text:p text:style-name="P101">for(int i = 1 ; i &lt;= m ; i += c ){</text:p>
      <text:p text:style-name="P101"><text:s text:c="4"/>//some O(1) expressions</text:p>
      <text:p text:style-name="P101">}</text:p>
      <text:p text:style-name="P101">for(int i = 1 ; i &lt;= n ; i += c ){</text:p>
      <text:p text:style-name="P101"><text:s text:c="4"/>//some O(1) expressions</text:p>
      <text:p text:style-name="P101">}</text:p>
      <text:p text:style-name="P2">Time complexity of above code is <text:span text:style-name="T5">O(m) + O(n)</text:span> which is <text:span text:style-name="T5">O(m+n)</text:span></text:p>
      <text:p text:style-name="P2">If <text:span text:style-name="T5">m == n</text:span>, the time complexity becomes <text:span text:style-name="T5">O(2n)</text:span> which is <text:span text:style-name="T5">O(n)</text:span>.</text:p>
      <text:p text:style-name="P88"/>
      <text:p text:style-name="P88"/>
      <text:p text:style-name="P34">Array:</text:p>
      <text:p text:style-name="P87">-&gt; Array is a <text:span text:style-name="T6">linear data structure</text:span> used to store homogeneous elements at contiguous locations.</text:p>
      <text:p text:style-name="P87"/>
      <text:p text:style-name="P44">-<text:span text:style-name="T4">&gt; Array is a collection of logically related simmilar type of elements gets stored at contiguous memory locations.</text:span></text:p>
      <text:p text:style-name="P44"/>
      <text:p text:style-name="P89">Let size of an array is n.</text:p>
      <text:p text:style-name="P89">Accessing Time: O(1) -&gt; this is possible because elements are stored at contiguous locations.</text:p>
      <text:p text:style-name="P89"/>
      <text:p text:style-name="P35">Linear/Sequential Search:</text:p>
      <text:p text:style-name="P35"/>
      <text:p text:style-name="P36">Time Complexity <text:span text:style-name="T31">of Linear Search Algorithm: </text:span></text:p>
      <text:p text:style-name="P90">There are two instance characteristics on which time complexity of an algorithm depends: </text:p>
      <text:p text:style-name="P91">1. n -&gt; no. of elements and</text:p>
      <text:p text:style-name="P92">2. key -&gt; the number to be search</text:p>
      <text:p text:style-name="P92"/>
      <text:p text:style-name="P93">there are three possibilities in linear search:</text:p>
      <text:p text:style-name="P93"><text:span text:style-name="T6">1. key ele is at first position:</text:span> then only one comparison takes place and time complexity of the algorithm will be <text:soft-page-break/>O(1), it is the best possible case, hence the best case time complexity of <text:span text:style-name="T33">the </text:span>linear search algorithm is<text:span text:style-name="T30">: O(1)</text:span></text:p>
      <text:p text:style-name="P93"/>
      <text:p text:style-name="P93"><text:span text:style-name="T6">2. key ele is either at last position or key ele does not exists </text:span><text:span text:style-name="T9">in an array</text:span><text:span text:style-name="T6">:</text:span> <text:span text:style-name="T32">then maximum n (no. of ele’s in an array) comparisons takes place, so time complexity of the linear search algorithm will be O(n), it is the worst possible case time complexity of the linear search algorithm</text:span></text:p>
      <text:p text:style-name="P93"/>
      <text:p text:style-name="P94"><text:span text:style-name="T6">3. </text:span><text:span text:style-name="T10">key ele is exists in between first and last position: </text:span><text:span text:style-name="T34">then on an average we can consider n/2 comparisons takes place, and time complexity of the linear search in such case will be O(n/2) =&gt; O(n), it is the average case time complexity of the linear search algorithm.</text:span></text:p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9:57:02.628578227</meta:creation-date>
    <dc:date>2017-09-25T13:32:59.498653684</dc:date>
    <meta:editing-duration>P3DT37M56S</meta:editing-duration>
    <meta:editing-cycles>240</meta:editing-cycles>
    <meta:generator>LibreOffice/5.3.1.2$Linux_X86_64 LibreOffice_project/30m0$Build-2</meta:generator>
    <meta:document-statistic meta:table-count="2" meta:image-count="0" meta:object-count="0" meta:page-count="10" meta:paragraph-count="167" meta:word-count="2094" meta:character-count="11329" meta:non-whitespace-character-count="9335"/>
  </office:meta>
</office:document-meta>
</file>